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3000000E8465617ED868428BD.png" manifest:media-type="image/png"/>
  <manifest:file-entry manifest:full-path="Pictures/10000201000000480000005A3377EA2E0DA84786.png" manifest:media-type="image/png"/>
  <manifest:file-entry manifest:full-path="Pictures/100002010000016100000295BAFE577E0D8280F8.png" manifest:media-type="image/png"/>
  <manifest:file-entry manifest:full-path="Pictures/100002010000014000000113F765F29A06CC6DB3.png" manifest:media-type="image/png"/>
  <manifest:file-entry manifest:full-path="Pictures/1000020100000094000000A896AB646FAD92BA6F.png" manifest:media-type="image/png"/>
  <manifest:file-entry manifest:full-path="Pictures/100002010000033D0000033DBB3ECB1074B64378.png" manifest:media-type="image/png"/>
  <manifest:file-entry manifest:full-path="Pictures/100002010000032D0000009D8F5CE316A45A3C90.png" manifest:media-type="image/png"/>
  <manifest:file-entry manifest:full-path="Pictures/10000201000000E7000000A79D380716F5408373.png" manifest:media-type="image/png"/>
  <manifest:file-entry manifest:full-path="Pictures/1000020100000280000001A2401834828C72D74E.png" manifest:media-type="image/png"/>
  <manifest:file-entry manifest:full-path="Pictures/1000020100000107000000ED0C77F6593B87A8CD.png" manifest:media-type="image/png"/>
  <manifest:file-entry manifest:full-path="Pictures/100002010000032B00000086CAD0621A4BE0730C.png" manifest:media-type="image/png"/>
  <manifest:file-entry manifest:full-path="Pictures/100002010000008D0000009C7112CC3835BDD77C.png" manifest:media-type="image/png"/>
  <manifest:file-entry manifest:full-path="Pictures/100002010000043300000075150A59AABA44AAB2.png" manifest:media-type="image/png"/>
  <manifest:file-entry manifest:full-path="Pictures/10000201000003CC00000067A1EF8B20201872D6.png" manifest:media-type="image/png"/>
  <manifest:file-entry manifest:full-path="Pictures/10000201000000800000005252763A0DB25F3897.png" manifest:media-type="image/png"/>
  <manifest:file-entry manifest:full-path="Pictures/10000201000000610000005C3F19DBDBC3C6FB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Object_20_with_20_no_20_fill_20_and_20_no_20_line">
      <style:graphic-properties draw:fill="bitmap" draw:fill-image-name="Bitmap_20_6" draw:opacity="100%" style:repeat="no-repeat" draw:textarea-horizontal-align="center" draw:textarea-vertical-align="middle"/>
    </style:style>
    <style:style style:name="gr25" style:family="graphic" style:parent-style-name="Object_20_with_20_no_20_fill_20_and_20_no_20_line">
      <style:graphic-properties draw:fill="solid" draw:fill-color="#ffffff" draw:opacity="100%" draw:opacity-name="Transparency_20_1575" style:repeat="no-repeat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0" style:family="graphic" style:parent-style-name="standard">
      <style:graphic-properties draw:stroke="solid"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33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39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5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6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4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48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50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52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3.524cm"/>
    </style:style>
    <style:style style:name="gr58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60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61" style:family="graphic" style:parent-style-name="standard">
      <style:graphic-properties svg:stroke-width="0.212cm" svg:stroke-color="#b85c00" draw:marker-start-width="0.517cm" draw:marker-end-width="0.517cm" draw:fill="none" draw:opacity="100%" draw:textarea-horizontal-align="justify" draw:textarea-vertical-align="middle" draw:auto-grow-height="false" fo:min-height="0.93cm" fo:min-width="0.68cm" fo:padding-top="0.23cm" fo:padding-bottom="0.23cm" fo:padding-left="0.355cm" fo:padding-right="0.355cm"/>
    </style:style>
    <style:style style:name="gr62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1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623cm" fo:min-width="0.373cm"/>
    </style:style>
    <style:style style:name="gr6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66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67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68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6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0" style:family="graphic" style:parent-style-name="standard">
      <style:graphic-properties svg:stroke-color="#000000" draw:fill-color="#7b3d00" draw:textarea-horizontal-align="justify" draw:textarea-vertical-align="middle" draw:auto-grow-height="false" fo:min-height="0.155cm" fo:min-width="0cm"/>
    </style:style>
    <style:style style:name="gr71" style:family="graphic" style:parent-style-name="standard">
      <style:graphic-properties svg:stroke-color="#000000" draw:fill-color="#b85c00" draw:textarea-horizontal-align="justify" draw:textarea-vertical-align="middle" draw:auto-grow-height="false" fo:min-height="0.743cm" fo:min-width="0cm"/>
    </style:style>
    <style:style style:name="gr72" style:family="graphic" style:parent-style-name="standard">
      <style:graphic-properties svg:stroke-width="0.212cm" svg:stroke-color="#b85c00" draw:marker-start-width="0.517cm" draw:marker-end-width="0.517cm" draw:fill="none" draw:opacity="100%" draw:textarea-horizontal-align="justify" draw:textarea-vertical-align="middle" draw:auto-grow-height="false" fo:min-height="0.928cm" fo:min-width="0.68cm" fo:padding-top="0.23cm" fo:padding-bottom="0.23cm" fo:padding-left="0.355cm" fo:padding-right="0.355cm"/>
    </style:style>
    <style:style style:name="gr73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89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76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7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89cm" fo:min-width="5.929cm"/>
      <style:paragraph-properties style:writing-mode="lr-tb"/>
    </style:style>
    <style:style style:name="gr7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81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8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84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85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="bitmap" draw:fill-image-name="Bitmap_20_6" draw:opacity="100%" style:repeat="no-repeat"/>
      <style:paragraph-properties fo:text-align="center"/>
    </style:style>
    <style:style style:name="P18" style:family="paragraph">
      <loext:graphic-properties draw:fill="solid" draw:fill-color="#ffffff" draw:opacity="100%" draw:opacity-name="Transparency_20_1575" style:repeat="no-repeat"/>
      <style:paragraph-properties fo:text-align="cente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-color="#000000"/>
      <style:paragraph-properties fo:text-align="center" style:writing-mode="lr-tb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6pt" fo:font-weight="bold" style:font-size-asian="26pt" style:font-size-complex="26pt"/>
    </style:style>
    <style:style style:name="P31" style:family="paragraph">
      <loext:graphic-properties draw:fill="solid" draw:fill-color="#ffffff"/>
      <style:paragraph-properties style:writing-mode="lr-tb"/>
      <style:text-properties fo:font-size="16pt" fo:font-weight="bold" style:font-size-asian="26pt" style:font-size-complex="26pt"/>
    </style:style>
    <style:style style:name="P32" style:family="paragraph">
      <loext:graphic-properties draw:fill="solid" draw:fill-color="#8d281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loext:graphic-properties draw:fill="solid" draw:fill-color="#35526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4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4" style:family="paragraph">
      <loext:graphic-properties draw:fill="solid" draw:opacity="35%"/>
      <style:paragraph-properties fo:text-align="center" style:writing-mode="lr-tb"/>
    </style:style>
    <style:style style:name="P45" style:family="paragraph">
      <loext:graphic-properties draw:fill-color="#ffffff" draw:opacity="100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000000" draw:opacity="100%"/>
      <style:paragraph-properties fo:text-align="center"/>
    </style:style>
    <style:style style:name="P48" style:family="paragraph">
      <loext:graphic-properties draw:fill-color="#808080" draw:opacity="100%"/>
      <style:paragraph-properties fo:text-align="center"/>
    </style:style>
    <style:style style:name="P49" style:family="paragraph">
      <loext:graphic-properties draw:fill="gradient" draw:fill-color="#dddddd" draw:fill-gradient-name="Gradient_20_47" draw:opacity="100%"/>
      <style:paragraph-properties fo:text-align="center"/>
    </style:style>
    <style:style style:name="P50" style:family="paragraph">
      <loext:graphic-properties draw:fill-color="#666666" draw:opacity="100%"/>
      <style:paragraph-properties fo:text-align="center"/>
    </style:style>
    <style:style style:name="P51" style:family="paragraph">
      <loext:graphic-properties draw:fill="none" draw:opacity="100%"/>
      <style:paragraph-properties fo:text-align="center"/>
    </style:style>
    <style:style style:name="P52" style:family="paragraph">
      <loext:graphic-properties draw:fill-color="#b4c7dc" draw:opacity="100%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4" style:family="paragraph">
      <loext:graphic-properties draw:fill-color="#7b3d00"/>
      <style:paragraph-properties fo:text-align="center"/>
    </style:style>
    <style:style style:name="P55" style:family="paragraph">
      <loext:graphic-properties draw:fill-color="#b85c00"/>
      <style:paragraph-properties fo:text-align="center"/>
    </style:style>
    <style:style style:name="P56" style:family="paragraph">
      <loext:graphic-properties draw:fill-color="#999999" draw:opacity="50%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6pt" fo:font-weight="bold" style:font-size-asian="26pt" style:font-size-complex="26pt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path draw:style-name="gr24" draw:text-style-name="P17" draw:layer="layout" svg:width="5.587cm" svg:height="13.985cm" svg:x="12.026cm" svg:y="3.554cm" svg:viewBox="0 0 5588 13986" svg:d="M0 13986c0-4662 0-9324 0-13986 1863 0 3725 0 5588 0 0 4662 0 9324 0 13986-1863 0-3725 0-5588 0z">
          <text:p/>
        </draw:path>
        <draw:path draw:style-name="gr25" draw:text-style-name="P18" draw:layer="layout" svg:width="9.956cm" svg:height="14.121cm" svg:x="7.685cm" svg:y="3.344cm" svg:viewBox="0 0 9957 14122" svg:d="M0 14122c0-4707 0-9415 0-14122 3319 0 6638 0 9957 0 0 4707 0 9415 0 14122-3319 0-6638 0-9957 0z">
          <text:p/>
        </draw:path>
        <draw:g>
          <draw:path draw:style-name="gr26" draw:text-style-name="P19" draw:layer="layout" svg:width="42.049cm" svg:height="3.521cm" svg:x="21.795cm" svg:y="54.084cm" svg:viewBox="0 0 42050 3522" svg:d="M0 0c14017 0 28033 0 42050 0 0 1174 0 2348 0 3522-14017 0-28033 0-42050 0 0-1174 0-2348 0-3522z">
            <text:p/>
          </draw:path>
          <draw:path draw:style-name="gr26" draw:text-style-name="P20" draw:layer="layout" svg:width="28.877cm" svg:height="49.134cm" svg:x="76.365cm" svg:y="28.372cm" svg:viewBox="0 0 28878 49135" svg:d="M28878 49135c-9626 0-19252 0-28878 0 0-1776 0-3552 0-5328 2181-2042 4363-4083 6544-6125 4198-3790 7280-6858 9248-9202 1970-2344 3385-4760 4240-7246 855-2489 1285-5338 1285-8551 0-3140-692-5533-2077-7175-1382-1642-3644-2464-6787-2464-1243 0-2522 174-3835 527-1314 350-2474 814-3483 1393-409 1981-819 3962-1229 5943-774 0-1548 0-2322 0 0-3117 0-6233 0-9350 4266-1038 7889-1557 10869-1557 5158 0 9033 1107 11623 3317 2593 2210 3888 5330 3888 9366 0 2704-511 5259-1531 7663-1020 2402-2585 4795-4695 7175-2111 2380-5604 5705-10483 9980-2086 1836-4303 3853-6647 6052 8090 0 16180 0 24270 0 0 1861 0 3721 0 5582z">
            <text:p/>
          </draw:path>
          <draw:path draw:style-name="gr26" draw:text-style-name="P19" draw:layer="layout" svg:width="33.353cm" svg:height="14.807cm" svg:x="128.3cm" svg:y="2.006cm" svg:viewBox="0 0 33354 14808" svg:d="M0 9418c0-1343 0-2685 0-4027 7045 0 14089 0 21134 0-491-1797-982-3594-1472-5391 4564 2480 9128 4960 13692 7440-4564 2456-9128 4912-13692 7368 490-1797 981-3593 1472-5390-7045 0-14089 0-21134 0z">
            <text:p/>
          </draw:path>
          <draw:path draw:style-name="gr26" draw:text-style-name="P21" draw:layer="layout" svg:width="47.514cm" svg:height="49.76cm" svg:x="121.498cm" svg:y="28.445cm" svg:viewBox="0 0 47515 49761" svg:d="M20738 49761c-6541-3-11634-1733-15277-5197-3640-3464-5461-8262-5461-14396 0-6060 1245-11371 3737-15934 2493-4565 6013-8078 10565-10540 4555-2462 9778-3694 15672-3694 5534 0 10890 724 16066 2175-610 3476-1221 6952-1832 10428-802 0-1605 0-2408 0 36-2003 72-4007 108-6010-3044-2462-7093-3694-12148-3694-4241 0-8089 1153-11539 3459-3451 2306-6146 5584-8086 9833-1941 4248-2912 9147-2912 14701 0 5019 1228 8937 3683 11751 2457 2812 5891 4219 10300 4219 2132 0 4276-309 6432-924 2157-614 3989-1407 5499-2371 755-4261 1510-8523 2265-12784-2000-313-4001-626-6002-940 107-652 215-1304 322-1956 5931 0 11862 0 17793 0-108 651-216 1302-324 1953-1630 315-3259 629-4888 943-898 5070-1797 10140-2695 15210-3618 1402-6890 2380-9813 2934-2922 552-5943 831-9057 834z">
            <text:p/>
          </draw:path>
        </draw:g>
        <draw:frame draw:style-name="gr27" draw:text-style-name="P13" draw:layer="layout" svg:width="1.391cm" svg:height="0.962cm" draw:transform="rotate (-1.5707963267949) translate (16.16cm 7.646cm)">
          <draw:text-box>
            <text:p>. . .</text:p>
          </draw:text-box>
        </draw:frame>
        <draw:frame draw:style-name="gr27" draw:text-style-name="P13" draw:layer="layout" svg:width="1.391cm" svg:height="0.962cm" draw:transform="rotate (-1.5707963267949) translate (16.16cm 12.747cm)">
          <draw:text-box>
            <text:p>. . .</text:p>
          </draw:text-box>
        </draw:frame>
        <draw:connector draw:style-name="gr28" draw:text-style-name="P1" draw:layer="layout" draw:type="line" svg:x1="12.067cm" svg:y1="10.521cm" svg:x2="18.339cm" svg:y2="14.552cm" draw:end-shape="id12" draw:end-glue-point="0" svg:d="M12067 10521l6272 4031" svg:viewBox="0 0 6273 4032">
          <text:p/>
        </draw:connector>
        <draw:connector draw:style-name="gr28" draw:text-style-name="P1" draw:layer="layout" draw:type="line" svg:x1="12.067cm" svg:y1="10.521cm" svg:x2="18.339cm" svg:y2="9.981cm" draw:end-shape="id13" draw:end-glue-point="2" svg:d="M12067 10521l6272-540" svg:viewBox="0 0 6273 541">
          <text:p/>
        </draw:connector>
        <draw:g>
          <draw:path draw:style-name="gr26" draw:text-style-name="P19" draw:layer="layout" svg:width="0.364cm" svg:height="0.164cm" svg:x="16.767cm" svg:y="10.693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10.9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91cm" svg:height="0.325cm" svg:x="17.195cm" svg:y="11.4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26" draw:text-style-name="P22" draw:layer="layout" svg:width="0.07cm" svg:height="0.125cm" svg:x="17.436cm" svg:y="11.6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26" draw:text-style-name="P22" draw:layer="layout" svg:width="0.202cm" svg:height="0.33cm" svg:x="17.557cm" svg:y="11.408cm" svg:viewBox="0 0 203 331" svg:d="M203 164c0 112-35 167-103 167-33 0-58-14-75-43-17-28-25-69-25-124 0-53 8-94 25-122s43-42 77-42c33 0 58 14 75 42s26 69 26 122zM160 164c0-51-5-88-15-111-9-22-24-34-45-34-20 0-35 11-44 32-9 22-13 59-13 113 0 55 4 93 14 115 9 22 23 33 43 33s36-12 45-35c10-23 15-61 15-113z">
            <text:p/>
          </draw:path>
        </draw:g>
        <draw:g>
          <draw:path draw:style-name="gr26" draw:text-style-name="P19" draw:layer="layout" svg:width="0.364cm" svg:height="0.164cm" svg:x="16.767cm" svg:y="12.493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2cm" svg:y="12.7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91cm" svg:height="0.325cm" svg:x="17.195cm" svg:y="13.2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26" draw:text-style-name="P22" draw:layer="layout" svg:width="0.07cm" svg:height="0.125cm" svg:x="17.436cm" svg:y="13.4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26" draw:text-style-name="P22" draw:layer="layout" svg:width="0.167cm" svg:height="0.323cm" svg:x="17.581cm" svg:y="13.211cm" svg:viewBox="0 0 168 324" svg:d="M104 305c22 2 43 4 64 7 0 4 0 8 0 12-56 0-112 0-168 0 0-4 0-8 0-12 21-3 43-5 64-7 0-87 0-175 0-262-21 7-42 15-63 23 0-4 0-9 0-13 30-17 61-35 91-53 4 0 8 0 12 0 0 102 0 203 0 305z">
            <text:p/>
          </draw:path>
        </draw:g>
        <draw:g>
          <draw:path draw:style-name="gr26" draw:text-style-name="P19" draw:layer="layout" svg:width="0.364cm" svg:height="0.164cm" svg:x="16.767cm" svg:y="6.356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6.626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88cm" svg:height="0.325cm" svg:x="17.195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26" draw:text-style-name="P23" draw:layer="layout" svg:width="0.069cm" svg:height="0.125cm" svg:x="17.51cm" svg:y="7.347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26" draw:text-style-name="P24" draw:layer="layout" svg:width="0.272cm" svg:height="0.022cm" svg:x="17.669cm" svg:y="7.248cm" svg:viewBox="0 0 273 23" svg:d="M0 0c91 0 182 0 273 0 0 8 0 15 0 23-91 0-182 0-273 0 0-8 0-15 0-23z">
            <text:p/>
          </draw:path>
          <draw:path draw:style-name="gr26" draw:text-style-name="P22" draw:layer="layout" svg:width="0.188cm" svg:height="0.325cm" svg:x="18.042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</draw:g>
        <draw:g>
          <draw:path draw:style-name="gr26" draw:text-style-name="P19" draw:layer="layout" svg:width="0.364cm" svg:height="0.164cm" svg:x="16.767cm" svg:y="8.535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8.805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88cm" svg:height="0.325cm" svg:x="17.195cm" svg:y="9.251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26" draw:text-style-name="P23" draw:layer="layout" svg:width="0.069cm" svg:height="0.125cm" svg:x="17.511cm" svg:y="9.526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26" draw:text-style-name="P24" draw:layer="layout" svg:width="0.272cm" svg:height="0.022cm" svg:x="17.669cm" svg:y="9.427cm" svg:viewBox="0 0 273 23" svg:d="M0 0c91 0 182 0 273 0 0 8 0 15 0 23-91 0-182 0-273 0 0-8 0-15 0-23z">
            <text:p/>
          </draw:path>
          <draw:path draw:style-name="gr26" draw:text-style-name="P22" draw:layer="layout" svg:width="0.165cm" svg:height="0.323cm" svg:x="18.063cm" svg:y="9.253cm" svg:viewBox="0 0 166 324" svg:d="M103 305c21 2 42 4 63 7 0 4 0 8 0 12-55 0-111 0-166 0 0-4 0-8 0-12 21-3 42-5 63-7 0-87 0-175 0-262-20 7-41 15-62 23 0-4 0-9 0-13 30-17 60-35 90-53 4 0 8 0 12 0 0 102 0 203 0 305z">
            <text:p/>
          </draw:path>
        </draw:g>
        <draw:g>
          <draw:path draw:style-name="gr26" draw:text-style-name="P19" draw:layer="layout" svg:width="0.364cm" svg:height="0.164cm" svg:x="8.513cm" svg:y="8.848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8.538cm" svg:y="9.118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3" draw:layer="layout" svg:width="0.085cm" svg:height="0.325cm" svg:x="8.946cm" svg:y="9.565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26" draw:text-style-name="P23" draw:layer="layout" svg:width="0.199cm" svg:height="0.23cm" svg:x="9.138cm" svg:y="9.658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olygon draw:style-name="gr26" draw:text-style-name="P19" draw:layer="layout" svg:width="0cm" svg:height="0cm" svg:x="19.51cm" svg:y="6.448cm" svg:viewBox="0 0 0 0" draw:points="0,0">
            <text:p/>
          </draw:polygon>
          <draw:polygon draw:style-name="gr26" draw:text-style-name="P20" draw:layer="layout" svg:width="0cm" svg:height="0cm" svg:x="19.51cm" svg:y="6.448cm" svg:viewBox="0 0 0 0" draw:points="0,0">
            <text:p/>
          </draw:polygon>
          <draw:polygon draw:style-name="gr26" draw:text-style-name="P19" draw:layer="layout" svg:width="0cm" svg:height="0cm" svg:x="19.51cm" svg:y="6.448cm" svg:viewBox="0 0 0 0" draw:points="0,0">
            <text:p/>
          </draw:polygon>
          <draw:polygon draw:style-name="gr26" draw:text-style-name="P21" draw:layer="layout" svg:width="0cm" svg:height="0cm" svg:x="19.51cm" svg:y="6.448cm" svg:viewBox="0 0 0 0" draw:points="0,0">
            <text:p/>
          </draw:polygon>
        </draw:g>
        <draw:g>
          <draw:path draw:style-name="gr29" draw:text-style-name="P25" draw:layer="layout" svg:width="0.415cm" svg:height="0.034cm" svg:x="18.729cm" svg:y="11.265cm" svg:viewBox="0 0 416 35" svg:d="M0 0c139 0 277 0 416 0 0 12 0 23 0 35-139 0-277 0-416 0 0-12 0-23 0-35z">
            <text:p/>
          </draw:path>
          <draw:path draw:style-name="gr29" draw:text-style-name="P25" draw:layer="layout" svg:width="0.329cm" svg:height="0.147cm" svg:x="19.343cm" svg:y="10.744cm" svg:viewBox="0 0 330 148" svg:d="M0 94c0-13 0-27 0-40 70 0 139 0 209 0-5-18-10-36-15-54 45 25 91 50 136 74-45 25-91 49-136 74 5-18 10-36 15-54-70 0-139 0-209 0z">
            <text:p/>
          </draw:path>
          <draw:path draw:style-name="gr29" draw:text-style-name="P26" draw:layer="layout" svg:width="0.469cm" svg:height="0.496cm" svg:x="19.275cm" svg:y="11.009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29" draw:text-style-name="P25" draw:layer="layout" svg:width="0.302cm" svg:height="0.147cm" svg:x="19.083cm" svg:y="13.03cm" svg:viewBox="0 0 303 148" svg:d="M0 94c0-13 0-27 0-40 64 0 128 0 192 0-4-18-9-36-13-54 41 25 83 50 124 74-41 25-83 49-124 74 4-18 9-36 13-54-64 0-128 0-192 0z">
            <text:p/>
          </draw:path>
          <draw:path draw:style-name="gr29" draw:text-style-name="P26" draw:layer="layout" svg:width="0.431cm" svg:height="0.496cm" svg:x="19.021cm" svg:y="13.295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ellipse draw:style-name="gr30" draw:text-style-name="P5" draw:layer="layout" svg:width="2.069cm" svg:height="2.04cm" draw:transform="skewX (-0.000523598775598299) translate (6.648cm 9.459cm)" draw:kind="arc" draw:start-angle="160.54" draw:end-angle="182.37">
          <text:p/>
        </draw:ellipse>
        <draw:g>
          <draw:path draw:style-name="gr26" draw:text-style-name="P27" draw:layer="layout" svg:width="0.33cm" svg:height="0.483cm" svg:x="6.276cm" svg:y="10.586cm" svg:viewBox="0 0 331 484" svg:d="M243 237c-52 0-102 0-154 0-2 6-4 12-6 18-27 79-39 135-38 166 0 32 15 49 43 49 29 0 54-16 76-48 22-31 48-93 79-185zM97 214c51 0 102 0 154 0 0 0 0-1 0-2 2-3 3-8 5-14 2-5 4-9 4-11 20-60 29-104 27-131-4-28-18-43-44-43-27 0-52 16-75 48s-47 83-71 153zM248 0c43 0 69 20 79 60s2 98-24 173c-27 81-59 144-97 187-37 43-77 64-120 64-46 0-72-13-78-39-5-27-9-49-8-66 1-16 3-32 6-48s6-29 9-41c3-11 6-21 9-30 0 0 1-1 1-3 1-2 1-5 2-8 2-3 2-7 4-10 25-75 57-134 95-176s79-63 122-63z">
            <text:p/>
          </draw:path>
        </draw:g>
        <draw:g>
          <draw:path draw:style-name="gr26" draw:text-style-name="P27" draw:layer="layout" svg:width="0.329cm" svg:height="0.482cm" svg:x="15.585cm" svg:y="10.734cm" svg:viewBox="0 0 330 483" svg:d="M242 237c-51 0-102 0-153 0-3 5-4 12-7 17-26 79-38 135-38 166 1 32 16 49 44 49 29 0 54-16 75-48 22-31 49-93 79-184zM97 213c50 0 102 0 153 0 0 0 0-1 0-2 2-3 3-8 5-13 2-6 4-10 5-12 20-59 28-103 26-131-3-27-17-42-44-42s-52 16-75 48-47 82-70 152zM247 0c43 0 69 20 79 60s2 98-23 173c-27 81-60 143-97 186s-78 64-120 64c-46 0-72-13-78-40s-9-48-8-65c1-16 2-32 6-48 3-16 6-29 9-41 3-11 6-21 9-29 0-1 1-2 1-3 0-3 1-5 2-8 2-4 2-8 4-11 25-75 57-133 95-175s78-63 121-63z">
            <text:p/>
          </draw:path>
          <draw:path draw:style-name="gr26" draw:text-style-name="P21" draw:layer="layout" svg:width="0.067cm" svg:height="0.168cm" svg:x="16cm" svg:y="10.744cm" svg:viewBox="0 0 68 169" svg:d="M7 0c21 0 41 0 61 0-15 56-30 112-45 169-8 0-15 0-23 0 2-57 5-113 7-169z">
            <text:p/>
          </draw:path>
        </draw:g>
        <draw:ellipse draw:style-name="gr30" draw:text-style-name="P28" draw:layer="layout" svg:width="4.858cm" svg:height="4.793cm" draw:transform="skewX (-0.000174532925199433) rotate (-3.14159265358979) translate (15.393cm 13.02cm)" draw:kind="arc" draw:start-angle="160.54" draw:end-angle="182.38">
          <text:p/>
        </draw:ellipse>
        <draw:ellipse draw:style-name="gr30" draw:text-style-name="P28" draw:layer="layout" svg:width="5.091cm" svg:height="5.018cm" draw:transform="skewX (-0.000523598775598299) rotate (-3.14159265358979) translate (15.451cm 13.139cm)" draw:kind="arc" draw:start-angle="160.54" draw:end-angle="182.38">
          <text:p/>
        </draw:ellipse>
        <draw:frame draw:style-name="gr31" draw:text-style-name="P30" draw:layer="layout" svg:width="2.407cm" svg:height="1.505cm" svg:x="5.895cm" svg:y="3.504cm">
          <draw:text-box>
            <text:p><text:span text:style-name="T4">Region</text:span></text:p>
            <text:p text:style-name="P29"><text:span text:style-name="T4">1</text:span></text:p>
          </draw:text-box>
        </draw:frame>
        <draw:frame draw:style-name="gr32" draw:text-style-name="P31" draw:layer="layout" svg:width="2.407cm" svg:height="1.505cm" svg:x="15.714cm" svg:y="3.504cm">
          <draw:text-box>
            <text:p><text:span text:style-name="T4">Region</text:span></text:p>
            <text:p text:style-name="P29"><text:span text:style-name="T4">2</text:span></text:p>
          </draw:text-box>
        </draw:frame>
        <draw:line draw:style-name="gr33" draw:text-style-name="P1" draw:layer="layout" svg:x1="5.739cm" svg:y1="10.511cm" svg:x2="22.108cm" svg:y2="10.511cm">
          <text:p/>
        </draw:line>
        <draw:line draw:style-name="gr34" draw:text-style-name="P32" draw:layer="layout" svg:x1="18.339cm" svg:y1="12.27cm" svg:x2="18.339cm" svg:y2="9.98cm">
          <text:p/>
        </draw:line>
        <draw:line draw:style-name="gr34" draw:text-style-name="P32" xml:id="id13" draw:id="id13" draw:layer="layout" svg:x1="18.339cm" svg:y1="9.981cm" svg:x2="18.339cm" svg:y2="7.69cm">
          <text:p/>
        </draw:line>
        <draw:g xml:id="id15" draw:id="id15">
          <draw:line draw:style-name="gr35" draw:text-style-name="P32" draw:layer="layout" svg:x1="18.339cm" svg:y1="7.69cm" svg:x2="18.339cm" svg:y2="7.078cm">
            <text:p/>
          </draw:line>
          <draw:line draw:style-name="gr36" draw:text-style-name="P32" draw:layer="layout" svg:x1="18.339cm" svg:y1="7.078cm" svg:x2="18.339cm" svg:y2="6.333cm">
            <text:p/>
          </draw:line>
        </draw:g>
        <draw:g xml:id="id12" draw:id="id12">
          <draw:line draw:style-name="gr35" draw:text-style-name="P32" draw:layer="layout" svg:x1="18.339cm" svg:y1="14.552cm" svg:x2="18.339cm" svg:y2="15.157cm">
            <text:p/>
          </draw:line>
          <draw:line draw:style-name="gr36" draw:text-style-name="P32" draw:layer="layout" svg:x1="18.339cm" svg:y1="15.157cm" svg:x2="18.339cm" svg:y2="15.893cm">
            <text:p/>
          </draw:line>
        </draw:g>
        <draw:line draw:style-name="gr33" draw:text-style-name="P1" draw:layer="layout" svg:x1="11.982cm" svg:y1="3.459cm" svg:x2="11.982cm" svg:y2="17.911cm">
          <text:p/>
        </draw:line>
        <draw:frame draw:style-name="gr37" draw:text-style-name="P33" draw:layer="layout" svg:width="0.82cm" svg:height="0.962cm" svg:x="21.381cm" svg:y="10.537cm">
          <draw:text-box>
            <text:p><text:span text:style-name="T5">z</text:span></text:p>
          </draw:text-box>
        </draw:frame>
        <draw:line draw:style-name="gr38" draw:text-style-name="P1" draw:layer="layout" svg:x1="12.068cm" svg:y1="14.547cm" svg:x2="19.97cm" svg:y2="14.547cm">
          <text:p/>
        </draw:line>
        <draw:line draw:style-name="gr38" draw:text-style-name="P1" draw:layer="layout" svg:x1="12.068cm" svg:y1="7.687cm" svg:x2="19.973cm" svg:y2="7.687cm">
          <text:p/>
        </draw:line>
        <draw:line draw:style-name="gr38" draw:text-style-name="P1" draw:layer="layout" svg:x1="12.068cm" svg:y1="12.267cm" svg:x2="19.971cm" svg:y2="12.267cm">
          <text:p/>
        </draw:line>
        <draw:line draw:style-name="gr39" draw:text-style-name="P34" draw:layer="layout" svg:x1="5.771cm" svg:y1="10.139cm" svg:x2="12.006cm" svg:y2="10.495cm">
          <text:p/>
        </draw:line>
        <draw:frame draw:style-name="gr40" draw:text-style-name="P33" draw:layer="layout" svg:width="0.82cm" svg:height="0.962cm" svg:x="11.137cm" svg:y="17.169cm">
          <draw:text-box>
            <text:p><text:span text:style-name="T5">x</text:span></text:p>
          </draw:text-box>
        </draw:frame>
        <draw:connector draw:style-name="gr28" draw:text-style-name="P1" draw:layer="layout" draw:type="line" svg:x1="12.067cm" svg:y1="10.521cm" svg:x2="18.339cm" svg:y2="12.27cm" draw:end-shape="id14" draw:end-glue-point="0" svg:d="M12067 10521l6272 1749" svg:viewBox="0 0 6273 1750">
          <text:p/>
        </draw:connector>
        <draw:connector draw:style-name="gr28" draw:text-style-name="P1" draw:layer="layout" draw:type="line" svg:x1="12.067cm" svg:y1="10.521cm" svg:x2="18.339cm" svg:y2="7.69cm" draw:end-shape="id15" draw:end-glue-point="2" svg:d="M12067 10521l6272-2831" svg:viewBox="0 0 6273 2832">
          <text:p/>
        </draw:connector>
        <draw:line draw:style-name="gr34" draw:text-style-name="P32" xml:id="id14" draw:id="id14" draw:layer="layout" svg:x1="18.339cm" svg:y1="12.27cm" svg:x2="18.339cm" svg:y2="14.552cm">
          <text:p/>
        </draw:line>
        <draw:line draw:style-name="gr38" draw:text-style-name="P1" draw:layer="layout" svg:x1="12.068cm" svg:y1="9.977cm" svg:x2="19.972cm" svg:y2="9.977cm">
          <text:p/>
        </draw:line>
      </draw:page>
      <draw:page draw:name="page3" draw:style-name="dp1" draw:master-page-name="Default">
        <draw:g>
          <draw:path draw:style-name="gr24" draw:text-style-name="P17" draw:layer="layout" svg:width="5.587cm" svg:height="13.985cm" svg:x="12.025cm" svg:y="3.554cm" svg:viewBox="0 0 5588 13986" svg:d="M0 13986c0-4662 0-9324 0-13986 1863 0 3725 0 5588 0 0 4662 0 9324 0 13986-1863 0-3725 0-5588 0z">
            <text:p/>
          </draw:path>
          <draw:path draw:style-name="gr25" draw:text-style-name="P18" draw:layer="layout" svg:width="9.956cm" svg:height="14.121cm" svg:x="7.677cm" svg:y="3.344cm" svg:viewBox="0 0 9957 14122" svg:d="M0 14122c0-4707 0-9415 0-14122 3319 0 6638 0 9957 0 0 4707 0 9415 0 14122-3319 0-6638 0-9957 0z">
            <text:p/>
          </draw:path>
          <draw:line draw:style-name="gr33" draw:text-style-name="P1" draw:layer="layout" svg:x1="5.795cm" svg:y1="10.527cm" svg:x2="22.164cm" svg:y2="10.527cm">
            <text:p/>
          </draw:line>
          <draw:line draw:style-name="gr34" draw:text-style-name="P32" draw:layer="layout" svg:x1="18.395cm" svg:y1="10.886cm" svg:x2="18.395cm" svg:y2="8.596cm">
            <text:p/>
          </draw:line>
          <draw:line draw:style-name="gr34" draw:text-style-name="P32" draw:layer="layout" svg:x1="18.395cm" svg:y1="8.597cm" svg:x2="18.395cm" svg:y2="6.306cm">
            <text:p/>
          </draw:line>
          <draw:line draw:style-name="gr34" draw:text-style-name="P32" draw:layer="layout" svg:x1="18.395cm" svg:y1="10.886cm" svg:x2="18.395cm" svg:y2="13.168cm">
            <text:p/>
          </draw:line>
          <draw:custom-shape draw:style-name="gr41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9" draw:text-style-name="P34" draw:layer="layout" svg:x1="12.047cm" svg:y1="10.523cm" svg:x2="18.388cm" svg:y2="10.885cm">
            <text:p/>
          </draw:line>
          <draw:line draw:style-name="gr39" draw:text-style-name="P34" draw:layer="layout" svg:x1="12.048cm" svg:y1="10.521cm" svg:x2="18.101cm" svg:y2="8.596cm">
            <text:p/>
          </draw:line>
          <draw:line draw:style-name="gr39" draw:text-style-name="P34" draw:layer="layout" svg:x1="12.048cm" svg:y1="10.527cm" svg:x2="16.797cm" svg:y2="6.309cm">
            <text:p/>
          </draw:line>
          <draw:line draw:style-name="gr39" draw:text-style-name="P34" draw:layer="layout" svg:x1="12.049cm" svg:y1="10.521cm" svg:x2="17.829cm" svg:y2="13.155cm">
            <text:p/>
          </draw:line>
          <draw:line draw:style-name="gr42" draw:text-style-name="P35" draw:layer="layout" svg:x1="16.797cm" svg:y1="6.306cm" svg:x2="18.395cm" svg:y2="6.306cm">
            <text:p/>
          </draw:line>
          <draw:line draw:style-name="gr42" draw:text-style-name="P35" draw:layer="layout" svg:x1="18.101cm" svg:y1="8.596cm" svg:x2="18.395cm" svg:y2="8.596cm">
            <text:p/>
          </draw:line>
          <draw:line draw:style-name="gr42" draw:text-style-name="P35" draw:layer="layout" svg:x1="17.828cm" svg:y1="13.149cm" svg:x2="18.395cm" svg:y2="13.149cm">
            <text:p/>
          </draw:line>
          <draw:line draw:style-name="gr43" draw:text-style-name="P36" draw:layer="layout" svg:x1="12.061cm" svg:y1="10.526cm" svg:x2="14.79cm" svg:y2="16.224cm">
            <text:p/>
          </draw:line>
          <draw:frame draw:style-name="gr27" draw:text-style-name="P37" draw:layer="layout" svg:width="1.391cm" svg:height="0.962cm" draw:transform="rotate (-0.71401419699088) translate (14.616cm 6.076cm)">
            <draw:text-box>
              <text:p><text:span text:style-name="T6">. . .</text:span></text:p>
            </draw:text-box>
          </draw:frame>
          <draw:frame draw:style-name="gr27" draw:text-style-name="P37" draw:layer="layout" svg:width="1.391cm" svg:height="0.962cm" draw:transform="rotate (-2.02859618959301) translate (16.163cm 12.486cm)">
            <draw:text-box>
              <text:p><text:span text:style-name="T6">. . .</text:span></text:p>
            </draw:text-box>
          </draw:frame>
          <draw:g>
            <draw:line draw:style-name="gr35" draw:text-style-name="P32" draw:layer="layout" svg:x1="18.395cm" svg:y1="6.306cm" svg:x2="18.395cm" svg:y2="5.694cm">
              <text:p/>
            </draw:line>
            <draw:line draw:style-name="gr36" draw:text-style-name="P32" draw:layer="layout" svg:x1="18.395cm" svg:y1="5.694cm" svg:x2="18.395cm" svg:y2="4.949cm">
              <text:p/>
            </draw:line>
          </draw:g>
          <draw:g>
            <draw:line draw:style-name="gr35" draw:text-style-name="P32" draw:layer="layout" svg:x1="18.395cm" svg:y1="13.168cm" svg:x2="18.395cm" svg:y2="13.773cm">
              <text:p/>
            </draw:line>
            <draw:line draw:style-name="gr36" draw:text-style-name="P32" draw:layer="layout" svg:x1="18.395cm" svg:y1="13.773cm" svg:x2="18.395cm" svg:y2="14.509cm">
              <text:p/>
            </draw:line>
          </draw:g>
          <draw:g>
            <draw:path draw:style-name="gr44" draw:text-style-name="P27" draw:layer="layout" svg:width="0.515cm" svg:height="0.706cm" svg:x="13.79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33" draw:text-style-name="P1" draw:layer="layout" svg:x1="12.038cm" svg:y1="3.475cm" svg:x2="12.038cm" svg:y2="17.927cm">
            <text:p/>
          </draw:line>
          <draw:frame draw:style-name="gr40" draw:text-style-name="P33" draw:layer="layout" svg:width="0.82cm" svg:height="0.962cm" svg:x="11.137cm" svg:y="17.153cm">
            <draw:text-box>
              <text:p><text:span text:style-name="T5">x</text:span></text:p>
            </draw:text-box>
          </draw:frame>
          <draw:frame draw:style-name="gr37" draw:text-style-name="P33" draw:layer="layout" svg:width="0.82cm" svg:height="0.962cm" svg:x="21.437cm" svg:y="10.553cm">
            <draw:text-box>
              <text:p><text:span text:style-name="T5">z</text:span></text:p>
            </draw:text-box>
          </draw:frame>
          <draw:g>
            <draw:path draw:style-name="gr26" draw:text-style-name="P19" draw:layer="layout" svg:width="0.356cm" svg:height="0.163cm" svg:x="16.768cm" svg:y="9.481cm" svg:viewBox="0 0 357 164" svg:d="M0 105c0-16 0-31 0-46 76 0 151 0 227 0-6-19-11-40-16-59 49 27 98 55 146 82-48 28-97 55-146 82 5-20 10-40 16-59-76 0-151 0-227 0z">
              <text:p/>
            </draw:path>
            <draw:path draw:style-name="gr26" draw:text-style-name="P21" draw:layer="layout" svg:width="0.333cm" svg:height="0.569cm" svg:x="16.79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  <text:p/>
            </draw:path>
            <draw:path draw:style-name="gr26" draw:text-style-name="P22" draw:layer="layout" svg:width="0.195cm" svg:height="0.329cm" svg:x="17.18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  <text:p/>
            </draw:path>
          </draw:g>
          <draw:g>
            <draw:path draw:style-name="gr26" draw:text-style-name="P19" draw:layer="layout" svg:width="0.346cm" svg:height="0.163cm" svg:x="16.448cm" svg:y="11.529cm" svg:viewBox="0 0 347 164" svg:d="M0 105c0-15 0-30 0-45 74 0 147 0 221 0-5-20-10-41-16-60 48 27 96 55 142 82-46 28-94 55-142 82 6-19 11-40 16-59-74 0-147 0-221 0z">
              <text:p/>
            </draw:path>
            <draw:path draw:style-name="gr26" draw:text-style-name="P21" draw:layer="layout" svg:width="0.325cm" svg:height="0.571cm" svg:x="16.47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  <text:p/>
            </draw:path>
            <draw:path draw:style-name="gr26" draw:text-style-name="P22" draw:layer="layout" svg:width="0.158cm" svg:height="0.323cm" svg:x="16.873cm" svg:y="12.246cm" svg:viewBox="0 0 159 324" svg:d="M99 305c19 2 40 4 60 7 0 3 0 7 0 12-53 0-106 0-159 0 0-5 0-9 0-12 20-3 40-5 60-7 0-87 0-175 0-263-20 9-39 16-59 24 0-4 0-9 0-13 28-17 57-36 86-53 3 0 7 0 12 0 0 102 0 203 0 305z">
              <text:p/>
            </draw:path>
          </draw:g>
          <draw:g>
            <draw:path draw:style-name="gr26" draw:text-style-name="P19" draw:layer="layout" svg:width="0.353cm" svg:height="0.164cm" svg:x="15.037cm" svg:y="5.729cm" svg:viewBox="0 0 354 165" svg:d="M0 105c0-15 0-30 0-45 75 0 150 0 225 0-5-20-10-41-16-60 49 27 98 55 145 82-47 28-96 56-145 83 6-20 11-40 16-60-75 0-150 0-225 0z">
              <text:p/>
            </draw:path>
            <draw:path draw:style-name="gr26" draw:text-style-name="P21" draw:layer="layout" svg:width="0.331cm" svg:height="0.572cm" svg:x="15.06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  <text:p/>
            </draw:path>
            <draw:path draw:style-name="gr26" draw:text-style-name="P24" draw:layer="layout" svg:width="0.264cm" svg:height="0.022cm" svg:x="15.483cm" svg:y="6.619cm" svg:viewBox="0 0 265 23" svg:d="M0 0c89 0 177 0 265 0 0 8 0 15 0 23-88 0-176 0-265 0 0-8 0-15 0-23z">
              <text:p/>
            </draw:path>
            <draw:path draw:style-name="gr26" draw:text-style-name="P22" draw:layer="layout" svg:width="0.183cm" svg:height="0.325cm" svg:x="15.84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  <text:p/>
            </draw:path>
          </draw:g>
          <draw:g>
            <draw:path draw:style-name="gr26" draw:text-style-name="P19" draw:layer="layout" svg:width="0.334cm" svg:height="0cm" svg:x="16.28cm" svg:y="7.779cm" svg:viewBox="0 0 335 0" svg:d="M0 0c71 0 142 0 213 0-5 0-10 0-15 0 46 0 92 0 137 0-45 0-91 0-137 0 5 0 10 0 15 0-71 0-142 0-213 0z">
              <text:p/>
            </draw:path>
            <draw:path draw:style-name="gr26" draw:text-style-name="P21" draw:layer="layout" svg:width="0.313cm" svg:height="0cm" svg:x="16.30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  <text:p/>
            </draw:path>
            <draw:path draw:style-name="gr26" draw:text-style-name="P24" draw:layer="layout" svg:width="0.25cm" svg:height="0cm" svg:x="16.702cm" svg:y="7.779cm" svg:viewBox="0 0 251 0" svg:d="M0 0c84 0 167 0 251 0-84 0-167 0-251 0z">
              <text:p/>
            </draw:path>
            <draw:path draw:style-name="gr26" draw:text-style-name="P22" draw:layer="layout" svg:width="0.152cm" svg:height="0cm" svg:x="17.062cm" svg:y="7.779cm" svg:viewBox="0 0 153 0" svg:d="M95 0c19 0 39 0 58 0-51 0-102 0-153 0 19 0 39 0 58 0-19 0-38 0-57 0 27 0 55 0 83 0 3 0 7 0 11 0z">
              <text:p/>
            </draw:path>
          </draw:g>
          <draw:line draw:style-name="gr39" draw:text-style-name="P34" draw:layer="layout" svg:x1="5.796cm" svg:y1="10.171cm" svg:x2="12.031cm" svg:y2="10.527cm">
            <text:p/>
          </draw:line>
          <draw:g>
            <draw:path draw:style-name="gr45" draw:text-style-name="P38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1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45" draw:text-style-name="P42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45" draw:text-style-name="P38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1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45" draw:text-style-name="P42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45" draw:text-style-name="P38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2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45" draw:text-style-name="P38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45" draw:text-style-name="P39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45" draw:text-style-name="P40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45" draw:text-style-name="P42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45" draw:text-style-name="P39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45" draw:text-style-name="P43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29" draw:text-style-name="P25" draw:layer="layout" svg:width="0.415cm" svg:height="0.034cm" svg:x="18.732cm" svg:y="9.881cm" svg:viewBox="0 0 416 35" svg:d="M0 0c139 0 277 0 416 0 0 12 0 23 0 35-139 0-277 0-416 0 0-12 0-23 0-35z">
              <text:p/>
            </draw:path>
            <draw:path draw:style-name="gr29" draw:text-style-name="P25" draw:layer="layout" svg:width="0.329cm" svg:height="0.147cm" svg:x="19.346cm" svg:y="9.36cm" svg:viewBox="0 0 330 148" svg:d="M0 94c0-13 0-27 0-40 70 0 139 0 209 0-5-18-10-36-15-54 45 25 91 50 136 74-45 25-91 49-136 74 5-18 10-36 15-54-70 0-139 0-209 0z">
              <text:p/>
            </draw:path>
            <draw:path draw:style-name="gr29" draw:text-style-name="P2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  <text:p/>
            </draw:path>
          </draw:g>
          <draw:g>
            <draw:path draw:style-name="gr29" draw:text-style-name="P25" draw:layer="layout" svg:width="0.302cm" svg:height="0.147cm" svg:x="18.794cm" svg:y="11.646cm" svg:viewBox="0 0 303 148" svg:d="M0 94c0-13 0-27 0-40 64 0 128 0 192 0-4-18-9-36-13-54 41 25 83 50 124 74-41 25-83 49-124 74 4-18 9-36 13-54-64 0-128 0-192 0z">
              <text:p/>
            </draw:path>
            <draw:path draw:style-name="gr29" draw:text-style-name="P2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  <text:p/>
            </draw:path>
          </draw:g>
          <draw:g>
            <draw:path draw:style-name="gr26" draw:text-style-name="P19" draw:layer="layout" svg:width="0.364cm" svg:height="0.164cm" svg:x="8.514cm" svg:y="9.049cm" svg:viewBox="0 0 365 165" svg:d="M0 105c0-15 0-30 0-45 77 0 154 0 231 0-5-20-10-40-16-60 50 28 100 55 150 83-50 27-100 55-150 82 6-20 11-40 16-60-77 0-154 0-231 0z">
              <text:p/>
            </draw:path>
            <draw:path draw:style-name="gr26" draw:text-style-name="P21" draw:layer="layout" svg:width="0.341cm" svg:height="0.573cm" svg:x="8.53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  <text:p/>
            </draw:path>
            <draw:path draw:style-name="gr26" draw:text-style-name="P23" draw:layer="layout" svg:width="0.085cm" svg:height="0.325cm" svg:x="8.94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  <text:p/>
            </draw:path>
            <draw:path draw:style-name="gr26" draw:text-style-name="P23" draw:layer="layout" svg:width="0.199cm" svg:height="0.23cm" svg:x="9.13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  <text:p/>
            </draw:path>
          </draw:g>
          <draw:g>
            <draw:path draw:style-name="gr26" draw:text-style-name="P19" draw:layer="layout" svg:width="0.318cm" svg:height="0.164cm" svg:x="16.125cm" svg:y="7.669cm" svg:viewBox="0 0 319 165" svg:d="M0 105c0-15 0-30 0-45 67 0 135 0 202 0-5-20-9-40-14-60 44 28 87 55 131 83-44 27-87 55-131 82 5-20 9-40 14-60-67 0-135 0-202 0z">
              <text:p/>
            </draw:path>
            <draw:path draw:style-name="gr26" draw:text-style-name="P21" draw:layer="layout" svg:width="0.298cm" svg:height="0.572cm" svg:x="16.14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  <text:p/>
            </draw:path>
            <draw:path draw:style-name="gr26" draw:text-style-name="P24" draw:layer="layout" svg:width="0.238cm" svg:height="0.022cm" svg:x="16.526cm" svg:y="8.56cm" svg:viewBox="0 0 239 23" svg:d="M0 0c80 0 159 0 239 0 0 8 0 15 0 23-80 0-159 0-239 0 0-8 0-15 0-23z">
              <text:p/>
            </draw:path>
            <draw:path draw:style-name="gr26" draw:text-style-name="P22" draw:layer="layout" svg:width="0.144cm" svg:height="0.323cm" svg:x="16.869cm" svg:y="8.386cm" svg:viewBox="0 0 145 324" svg:d="M90 305c19 2 37 4 55 6 0 5 0 9 0 13-48 0-97 0-145 0 0-4 0-8 0-13 18-2 37-4 55-6 0-87 0-175 0-262-18 7-36 15-54 23 0-4 0-9 0-13 26-18 52-35 79-53 3 0 7 0 10 0 0 102 0 203 0 305z">
              <text:p/>
            </draw:path>
          </draw:g>
        </draw:g>
      </draw:page>
      <draw:page draw:name="page4" draw:style-name="dp1" draw:master-page-name="Default">
        <draw:line draw:style-name="gr46" draw:text-style-name="P44" draw:layer="layout" svg:x1="11.098cm" svg:y1="10.517cm" svg:x2="15.981cm" svg:y2="13.335cm">
          <text:p/>
        </draw:line>
        <draw:custom-shape draw:style-name="gr47" draw:text-style-name="P45" draw:layer="layout" svg:width="3.861cm" svg:height="0.66cm" svg:x="9.678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44" draw:layer="layout" svg:x1="8.022cm" svg:y1="12.789cm" svg:x2="15.981cm" svg:y2="8.195cm">
          <text:p/>
        </draw:line>
        <draw:line draw:style-name="gr46" draw:text-style-name="P44" draw:layer="layout" svg:x1="14.699cm" svg:y1="8.217cm" svg:x2="20.068cm" svg:y2="11.316cm">
          <text:p/>
        </draw:line>
        <draw:custom-shape draw:style-name="gr49" draw:text-style-name="P46" draw:layer="layout" svg:width="2.235cm" svg:height="0.762cm" svg:x="14.396cm" svg:y="7.764cm">
          <text:p/>
          <draw:enhanced-geometry svg:viewBox="0 0 21600 21600" draw:type="rectangle" draw:enhanced-path="M 0 0 L 21600 0 21600 21600 0 21600 0 0 Z N"/>
        </draw:custom-shape>
        <draw:line draw:style-name="gr46" draw:text-style-name="P44" draw:layer="layout" svg:x1="14.698cm" svg:y1="13.335cm" svg:x2="20.116cm" svg:y2="10.206cm">
          <text:p/>
        </draw:line>
        <draw:custom-shape draw:style-name="gr49" draw:text-style-name="P46" draw:layer="layout" svg:width="2.235cm" svg:height="0.762cm" svg:x="14.396cm" svg:y="13.0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7" draw:layer="layout" svg:width="3.935cm" svg:height="0.149cm" svg:x="13.416cm" svg:y="12.961cm">
          <text:p/>
          <draw:enhanced-geometry svg:viewBox="0 0 21600 21600" draw:type="rectangle" draw:enhanced-path="M 0 0 L 21600 0 21600 21600 0 21600 0 0 Z N"/>
        </draw:custom-shape>
        <draw:frame draw:style-name="gr51" draw:text-style-name="P7" xml:id="id17" draw:id="id17" draw:layer="layout" svg:width="1.132cm" svg:height="0.242cm" draw:transform="rotate (1.5707963267949) translate (19.02cm 11.33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50" draw:text-style-name="P47" draw:layer="layout" svg:width="3.935cm" svg:height="0.149cm" svg:x="13.416cm" svg:y="8.4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8" draw:layer="layout" svg:width="3.935cm" svg:height="0.149cm" svg:x="9.569cm" svg:y="10.724cm">
          <text:p/>
          <draw:enhanced-geometry svg:viewBox="0 0 21600 21600" draw:type="rectangle" draw:enhanced-path="M 0 0 L 21600 0 21600 21600 0 21600 0 0 Z N"/>
        </draw:custom-shape>
        <draw:frame draw:style-name="gr53" draw:text-style-name="P13" draw:layer="layout" svg:width="2.157cm" svg:height="0.962cm" svg:x="14.305cm" svg:y="7.592cm">
          <draw:text-box>
            <text:p>Mirror</text:p>
          </draw:text-box>
        </draw:frame>
        <draw:frame draw:style-name="gr54" draw:text-style-name="P13" draw:layer="layout" svg:width="2.369cm" svg:height="1.673cm" svg:x="7.476cm" svg:y="9.931cm">
          <draw:text-box>
            <text:p>Beam </text:p>
            <text:p>splitter</text:p>
          </draw:text-box>
        </draw:frame>
        <draw:frame draw:style-name="gr53" draw:text-style-name="P13" draw:layer="layout" svg:width="2.157cm" svg:height="0.962cm" svg:x="14.306cm" svg:y="12.992cm">
          <draw:text-box>
            <text:p>Mirror</text:p>
          </draw:text-box>
        </draw:frame>
        <draw:frame draw:style-name="gr53" draw:text-style-name="P13" draw:layer="layout" svg:width="2.157cm" svg:height="0.962cm" draw:transform="rotate (0.523598775598299) translate (7.911cm 13.165cm)">
          <draw:text-box>
            <text:p>Laser</text:p>
          </draw:text-box>
        </draw:frame>
        <draw:frame draw:style-name="gr55" draw:text-style-name="P13" xml:id="id16" draw:id="id16" draw:layer="layout" svg:width="2.648cm" svg:height="0.962cm" svg:x="17.817cm" svg:y="12.554cm">
          <draw:text-box>
            <text:p>Sample</text:p>
          </draw:text-box>
        </draw:frame>
        <draw:connector draw:style-name="gr9" draw:text-style-name="P1" draw:layer="layout" draw:type="line" svg:x1="19.141cm" svg:y1="12.554cm" svg:x2="19.141cm" svg:y2="11.339cm" draw:start-shape="id16" draw:start-glue-point="0" draw:end-shape="id17" svg:d="M19141 12554v-1215" svg:viewBox="0 0 1 1216">
          <text:p/>
        </draw:connector>
      </draw:page>
      <draw:page draw:name="page5" draw:style-name="dp1" draw:master-page-name="Default">
        <draw:frame draw:style-name="gr56" draw:text-style-name="P7" draw:layer="layout" svg:width="4.874cm" svg:height="0.941cm" svg:x="15.836cm" svg:y="16.714cm">
          <draw:image xlink:href="Pictures/100002010000032D0000009D8F5CE316A45A3C90.png" xlink:type="simple" xlink:show="embed" xlink:actuate="onLoad" loext:mime-type="image/png">
            <text:p/>
          </draw:image>
        </draw:frame>
        <draw:custom-shape draw:style-name="gr57" draw:text-style-name="P49" draw:layer="layout" svg:width="14.024cm" svg:height="10.075cm" svg:x="8.196cm" svg:y="5.222cm">
          <text:p/>
          <draw:enhanced-geometry svg:viewBox="0 0 21600 21600" draw:type="rectangle" draw:enhanced-path="M 0 0 L 21600 0 21600 21600 0 21600 0 0 Z N"/>
        </draw:custom-shape>
        <draw:connector draw:style-name="gr58" draw:text-style-name="P1" draw:layer="layout" draw:type="curve" svg:x1="18.624cm" svg:y1="11.205cm" svg:x2="19.269cm" svg:y2="16.122cm" draw:start-shape="id18" draw:start-glue-point="11" draw:end-shape="id19" draw:end-glue-point="1" svg:d="M18624 11205c1717 0 1395 4917 645 4917" svg:viewBox="0 0 1253 4918">
          <text:p/>
        </draw:connector>
        <draw:connector draw:style-name="gr58" draw:text-style-name="P1" draw:layer="layout" draw:type="curve" svg:x1="17.929cm" svg:y1="12.883cm" svg:x2="17.092cm" svg:y2="16.122cm" draw:start-shape="id18" draw:start-glue-point="8" draw:end-shape="id19" draw:end-glue-point="3" svg:d="M17929 12883c0 1977-669 1647-1066 1963s-521 1276 229 1276" svg:viewBox="0 0 1383 3240">
          <text:p/>
        </draw:connector>
        <draw:line draw:style-name="gr59" draw:text-style-name="P44" draw:layer="layout" svg:x1="5.09cm" svg:y1="7.613cm" svg:x2="15.153cm" svg:y2="13.421cm">
          <text:p/>
        </draw:line>
        <draw:line draw:style-name="gr59" draw:text-style-name="P44" draw:layer="layout" svg:x1="9.681cm" svg:y1="10.299cm" svg:x2="15.154cm" svg:y2="7.14cm">
          <text:p/>
        </draw:line>
        <draw:line draw:style-name="gr59" draw:text-style-name="P44" draw:layer="layout" svg:x1="15.302cm" svg:y1="7.111cm" svg:x2="26.234cm" svg:y2="13.422cm">
          <text:p/>
        </draw:line>
        <draw:line draw:style-name="gr59" draw:text-style-name="P44" draw:layer="layout" svg:x1="15.323cm" svg:y1="13.421cm" svg:x2="26.254cm" svg:y2="7.109cm">
          <text:p/>
        </draw:line>
        <draw:custom-shape draw:style-name="gr60" draw:text-style-name="P50" draw:layer="layout" svg:width="9.76cm" svg:height="0.508cm" draw:transform="rotate (-1.5707963267949) translate (9.954cm 5.38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15.463cm 5.376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1.01cm 5.376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51" xml:id="id18" draw:id="id18" draw:layer="layout" svg:width="1.966cm" svg:height="1.966cm" svg:x="16.946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19" draw:id="id19" draw:layer="layout" svg:width="2.177cm" svg:height="1.421cm" svg:x="17.092cm" svg:y="15.412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62" draw:text-style-name="P52" draw:layer="layout" svg:width="7.264cm" svg:height="0.383cm" draw:transform="rotate (-1.32575209981489) translate (11.343cm 6.689cm)">
          <text:p/>
          <draw:enhanced-geometry svg:viewBox="0 0 21600 21600" draw:type="rectangle" draw:enhanced-path="M 0 0 L 21600 0 21600 21600 0 21600 0 0 Z N"/>
        </draw:custom-shape>
        <draw:frame draw:style-name="gr63" draw:text-style-name="P53" draw:layer="layout" svg:width="4.071cm" svg:height="0.878cm" draw:transform="rotate (-0.523598775598299) translate (4.91cm 7.768cm)">
          <draw:text-box>
            <text:p><text:span text:style-name="T7">Neutron beam</text:span></text:p>
          </draw:text-box>
        </draw:frame>
        <draw:ellipse draw:style-name="gr7" draw:text-style-name="P6" xml:id="id20" draw:id="id20" draw:layer="layout" svg:width="2.482cm" svg:height="1.88cm" draw:transform="skewX (-0.00802851455917399) rotate (-2.61799387799149) translate (27.698cm 7.325cm)" draw:kind="cut" draw:start-angle="88.96" draw:end-angle="271.12">
          <text:p/>
        </draw:ellipse>
        <draw:connector draw:style-name="gr23" draw:text-style-name="P1" draw:layer="layout" draw:type="curve" svg:x1="27.221cm" svg:y1="6.515cm" svg:x2="28.625cm" svg:y2="5.243cm" draw:start-shape="id20" draw:start-glue-point="3" svg:d="M27221 6515c1504 0 803-1272 1404-1272" svg:viewBox="0 0 1405 1273">
          <text:p/>
        </draw:connector>
        <draw:ellipse draw:style-name="gr7" draw:text-style-name="P6" xml:id="id21" draw:id="id21" draw:layer="layout" svg:width="2.482cm" svg:height="1.88cm" draw:transform="skewX (0.00750491578357558) rotate (-0.523773308523499) translate (25.549cm 11.955cm)" draw:kind="cut" draw:start-angle="269.22" draw:end-angle="90.87">
          <text:p/>
        </draw:ellipse>
        <draw:connector draw:style-name="gr23" draw:text-style-name="P1" draw:layer="layout" draw:type="curve" svg:x1="27.222cm" svg:y1="14.007cm" svg:x2="28.625cm" svg:y2="15.278cm" draw:start-shape="id21" draw:start-glue-point="1" svg:d="M27222 14007c1504 0 803 1271 1403 1271" svg:viewBox="0 0 1404 1272">
          <text:p/>
        </draw:connector>
        <draw:g>
          <draw:custom-shape draw:style-name="gr64" draw:text-style-name="P46" draw:layer="layout" svg:width="1.233cm" svg:height="1.233cm" svg:x="11.467cm" svg:y="1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6" draw:text-style-name="P27" draw:layer="layout" svg:width="0.842cm" svg:height="0.765cm" svg:x="11.662cm" svg:y="12.98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65" draw:text-style-name="P5" draw:layer="layout" svg:width="1.887cm" svg:height="1.887cm" draw:transform="rotate (0.523598775598299) translate (4.911cm 5.372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4.238cm" svg:y1="7.15cm" svg:x2="5.782cm" svg:y2="8.042cm">
          <text:p/>
        </draw:line>
        <draw:custom-shape draw:style-name="gr67" draw:text-style-name="P47" draw:layer="layout" svg:width="0.581cm" svg:height="0.581cm" svg:x="5.072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5.303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4.471cm" svg:y="5.621cm">
          <draw:text-box>
            <text:p>z</text:p>
          </draw:text-box>
        </draw:frame>
        <draw:frame draw:style-name="gr37" draw:text-style-name="P13" draw:layer="layout" svg:width="0.82cm" svg:height="0.962cm" svg:x="6.46cm" svg:y="5.843cm">
          <draw:text-box>
            <text:p>x</text:p>
          </draw:text-box>
        </draw:frame>
        <draw:frame draw:style-name="gr37" draw:text-style-name="P13" draw:layer="layout" svg:width="0.82cm" svg:height="0.962cm" svg:x="5.157cm" svg:y="3.935cm">
          <draw:text-box>
            <text:p>y</text:p>
          </draw:text-box>
        </draw:frame>
        <draw:frame draw:style-name="gr69" draw:text-style-name="P29" draw:layer="layout" svg:width="0.2cm" svg:height="0.47cm" svg:x="12.47cm" svg:y="7.0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6" draw:text-style-name="P7" draw:layer="layout" svg:width="1.302cm" svg:height="0.941cm" draw:transform="rotate (-0.523598775598299) translate (6.991cm 7.171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523598775598299) translate (24.845cm 10.979cm)">
          <draw:image xlink:href="Pictures/1000020100000107000000ED0C77F6593B87A8CD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draw:transform="rotate (0.523598775598299) translate (24.188cm 8.725cm)">
          <draw:image xlink:href="Pictures/100002010000014000000113F765F29A06CC6DB3.png" xlink:type="simple" xlink:show="embed" xlink:actuate="onLoad" loext:mime-type="image/png">
            <text:p/>
          </draw:image>
        </draw:frame>
        <draw:g>
          <draw:custom-shape draw:style-name="gr70" draw:text-style-name="P54" draw:layer="layout" svg:width="0.508cm" svg:height="1.185cm" svg:x="11.2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372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3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6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6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9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9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1.2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1.5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</draw:page>
      <draw:page draw:name="page6" draw:style-name="dp1" draw:master-page-name="Default">
        <draw:frame draw:style-name="gr56" draw:text-style-name="P7" draw:layer="layout" svg:width="4.868cm" svg:height="0.804cm" svg:x="16.887cm" svg:y="3.3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56" draw:text-style-name="P7" draw:layer="layout" svg:width="4.874cm" svg:height="0.941cm" svg:x="16.908cm" svg:y="17.25cm">
          <draw:image xlink:href="Pictures/100002010000032D0000009D8F5CE316A45A3C90.png" xlink:type="simple" xlink:show="embed" xlink:actuate="onLoad" loext:mime-type="image/png">
            <text:p/>
          </draw:image>
        </draw:frame>
        <draw:custom-shape draw:style-name="gr57" draw:text-style-name="P49" draw:layer="layout" svg:width="14.024cm" svg:height="10.075cm" svg:x="9.268cm" svg:y="5.758cm">
          <text:p/>
          <draw:enhanced-geometry svg:viewBox="0 0 21600 21600" draw:type="rectangle" draw:enhanced-path="M 0 0 L 21600 0 21600 21600 0 21600 0 0 Z N"/>
        </draw:custom-shape>
        <draw:connector draw:style-name="gr58" draw:text-style-name="P1" draw:layer="layout" draw:type="curve" svg:x1="19.696cm" svg:y1="11.741cm" svg:x2="20.341cm" svg:y2="16.658cm" draw:start-shape="id22" draw:start-glue-point="11" draw:end-shape="id23" draw:end-glue-point="1" svg:d="M19696 11741c1717 0 1395 4917 645 4917" svg:viewBox="0 0 1253 4918">
          <text:p/>
        </draw:connector>
        <draw:connector draw:style-name="gr58" draw:text-style-name="P1" draw:layer="layout" draw:type="curve" svg:x1="19.001cm" svg:y1="13.419cm" svg:x2="18.164cm" svg:y2="16.658cm" draw:start-shape="id22" draw:start-glue-point="8" draw:end-shape="id23" draw:end-glue-point="3" svg:d="M19001 13419c0 1977-669 1647-1066 1963s-521 1276 229 1276" svg:viewBox="0 0 1383 3240">
          <text:p/>
        </draw:connector>
        <draw:frame draw:style-name="gr56" draw:text-style-name="P7" draw:layer="layout" svg:width="0.873cm" svg:height="0.99cm" svg:x="11.44cm" svg:y="11.935cm">
          <draw:image xlink:href="Pictures/1000020100000094000000A896AB646FAD92BA6F.png" xlink:type="simple" xlink:show="embed" xlink:actuate="onLoad" loext:mime-type="image/png">
            <text:p/>
          </draw:image>
        </draw:frame>
        <draw:line draw:style-name="gr59" draw:text-style-name="P44" draw:layer="layout" svg:x1="6.162cm" svg:y1="8.149cm" svg:x2="16.225cm" svg:y2="13.957cm">
          <text:p/>
        </draw:line>
        <draw:frame draw:style-name="gr56" draw:text-style-name="P7" draw:layer="layout" svg:width="0.822cm" svg:height="0.909cm" svg:x="11.465cm" svg:y="8.817cm">
          <draw:image xlink:href="Pictures/100002010000008D0000009C7112CC3835BDD77C.png" xlink:type="simple" xlink:show="embed" xlink:actuate="onLoad" loext:mime-type="image/png">
            <text:p/>
          </draw:image>
        </draw:frame>
        <draw:line draw:style-name="gr59" draw:text-style-name="P44" draw:layer="layout" svg:x1="10.753cm" svg:y1="10.835cm" svg:x2="16.226cm" svg:y2="7.676cm">
          <text:p/>
        </draw:line>
        <draw:line draw:style-name="gr59" draw:text-style-name="P44" draw:layer="layout" svg:x1="16.374cm" svg:y1="7.647cm" svg:x2="27.306cm" svg:y2="13.958cm">
          <text:p/>
        </draw:line>
        <draw:line draw:style-name="gr59" draw:text-style-name="P44" draw:layer="layout" svg:x1="16.395cm" svg:y1="13.957cm" svg:x2="27.326cm" svg:y2="7.645cm">
          <text:p/>
        </draw:line>
        <draw:custom-shape draw:style-name="gr60" draw:text-style-name="P50" draw:layer="layout" svg:width="9.76cm" svg:height="0.508cm" draw:transform="rotate (-1.5707963267949) translate (11.026cm 5.918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16.535cm 5.91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2.082cm 5.912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51" xml:id="id22" draw:id="id22" draw:layer="layout" svg:width="1.966cm" svg:height="1.966cm" svg:x="18.018cm" svg:y="11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23" draw:id="id23" draw:layer="layout" svg:width="2.177cm" svg:height="1.421cm" svg:x="18.164cm" svg:y="15.948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58" draw:text-style-name="P1" draw:layer="layout" draw:type="curve" svg:x1="19.696cm" svg:y1="8.488cm" svg:x2="20.341cm" svg:y2="4.957cm" draw:start-shape="id24" draw:start-glue-point="11" draw:end-shape="id25" draw:end-glue-point="1" svg:d="M19696 8488c1717 0 1395-3531 645-3531" svg:viewBox="0 0 1253 3532">
          <text:p/>
        </draw:connector>
        <draw:connector draw:style-name="gr58" draw:text-style-name="P1" draw:layer="layout" draw:type="curve" svg:x1="19.001cm" svg:y1="10.166cm" svg:x2="18.164cm" svg:y2="4.957cm" draw:start-shape="id24" draw:start-glue-point="8" draw:end-shape="id25" draw:end-glue-point="3" svg:d="M19001 10166c0 910-795 759-1286-771s-679-4438 449-4438" svg:viewBox="0 0 1674 5772">
          <text:p/>
        </draw:connector>
        <draw:custom-shape draw:style-name="gr61" draw:text-style-name="P51" xml:id="id24" draw:id="id24" draw:layer="layout" svg:width="1.966cm" svg:height="1.966cm" svg:x="18.018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25" draw:id="id25" draw:layer="layout" svg:width="2.177cm" svg:height="1.421cm" svg:x="18.164cm" svg:y="4.247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62" draw:text-style-name="P52" draw:layer="layout" svg:width="7.264cm" svg:height="0.383cm" draw:transform="rotate (1.32557756688969) translate (12.242cm 14.2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0.878cm" draw:transform="rotate (-0.523598775598299) translate (5.982cm 8.304cm)">
          <draw:text-box>
            <text:p><text:span text:style-name="T7">Neutron beam</text:span></text:p>
          </draw:text-box>
        </draw:frame>
        <draw:ellipse draw:style-name="gr7" draw:text-style-name="P6" xml:id="id26" draw:id="id26" draw:layer="layout" svg:width="2.482cm" svg:height="1.88cm" draw:transform="skewX (-0.00802851455917399) rotate (-2.61799387799149) translate (28.77cm 7.861cm)" draw:kind="cut" draw:start-angle="88.96" draw:end-angle="271.12">
          <text:p/>
        </draw:ellipse>
        <draw:connector draw:style-name="gr23" draw:text-style-name="P1" draw:layer="layout" draw:type="curve" svg:x1="28.293cm" svg:y1="7.051cm" svg:x2="29.697cm" svg:y2="5.779cm" draw:start-shape="id26" draw:start-glue-point="3" svg:d="M28293 7051c1504 0 803-1272 1404-1272" svg:viewBox="0 0 1405 1273">
          <text:p/>
        </draw:connector>
        <draw:ellipse draw:style-name="gr7" draw:text-style-name="P6" xml:id="id27" draw:id="id27" draw:layer="layout" svg:width="2.482cm" svg:height="1.88cm" draw:transform="skewX (0.00750491578357558) rotate (-0.523773308523499) translate (26.621cm 12.491cm)" draw:kind="cut" draw:start-angle="269.22" draw:end-angle="90.87">
          <text:p/>
        </draw:ellipse>
        <draw:connector draw:style-name="gr23" draw:text-style-name="P1" draw:layer="layout" draw:type="curve" svg:x1="28.294cm" svg:y1="14.543cm" svg:x2="29.697cm" svg:y2="15.814cm" draw:start-shape="id27" draw:start-glue-point="1" svg:d="M28294 14543c1504 0 803 1271 1403 1271" svg:viewBox="0 0 1404 1272">
          <text:p/>
        </draw:connector>
        <draw:custom-shape draw:style-name="gr65" draw:text-style-name="P5" draw:layer="layout" svg:width="1.887cm" svg:height="1.887cm" draw:transform="rotate (0.523598775598299) translate (5.983cm 5.908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5.31cm" svg:y1="7.686cm" svg:x2="6.854cm" svg:y2="8.578cm">
          <text:p/>
        </draw:line>
        <draw:custom-shape draw:style-name="gr67" draw:text-style-name="P47" draw:layer="layout" svg:width="0.581cm" svg:height="0.581cm" svg:x="6.144cm" svg:y="6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6.375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5.543cm" svg:y="6.157cm">
          <draw:text-box>
            <text:p>z</text:p>
          </draw:text-box>
        </draw:frame>
        <draw:frame draw:style-name="gr37" draw:text-style-name="P13" draw:layer="layout" svg:width="0.82cm" svg:height="0.962cm" svg:x="7.532cm" svg:y="6.379cm">
          <draw:text-box>
            <text:p>x</text:p>
          </draw:text-box>
        </draw:frame>
        <draw:frame draw:style-name="gr37" draw:text-style-name="P13" draw:layer="layout" svg:width="0.82cm" svg:height="0.962cm" svg:x="6.229cm" svg:y="4.471cm">
          <draw:text-box>
            <text:p>y</text:p>
          </draw:text-box>
        </draw:frame>
        <draw:frame draw:style-name="gr56" draw:text-style-name="P7" draw:layer="layout" svg:width="1.302cm" svg:height="0.941cm" draw:transform="rotate (-0.523598775598299) translate (8.063cm 7.707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523598775598299) translate (25.917cm 11.515cm)">
          <draw:image xlink:href="Pictures/1000020100000107000000ED0C77F6593B87A8CD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draw:transform="rotate (0.523598775598299) translate (25.26cm 9.261cm)">
          <draw:image xlink:href="Pictures/100002010000014000000113F765F29A06CC6DB3.png" xlink:type="simple" xlink:show="embed" xlink:actuate="onLoad" loext:mime-type="image/png">
            <text:p/>
          </draw:image>
        </draw:frame>
        <draw:custom-shape draw:style-name="gr73" draw:text-style-name="P56" draw:layer="layout" svg:width="4.399cm" svg:height="0.229cm" draw:transform="rotate (-1.5707963267949) translate (14.637cm 11.179cm)">
          <text:p/>
          <draw:enhanced-geometry svg:viewBox="0 0 21600 21600" draw:type="rectangle" draw:enhanced-path="M 0 0 L 21600 0 21600 21600 0 21600 0 0 Z N"/>
        </draw:custom-shape>
        <draw:frame draw:style-name="gr74" draw:text-style-name="P57" draw:layer="layout" svg:width="2.513cm" svg:height="0.806cm" draw:transform="rotate (1.5707963267949) translate (13.715cm 15.724cm)">
          <draw:text-box>
            <text:p><text:span text:style-name="T8">Absorber</text:span></text:p>
          </draw:text-box>
        </draw:frame>
        <draw:g>
          <draw:custom-shape draw:style-name="gr75" draw:text-style-name="P46" draw:layer="layout" svg:width="1.233cm" svg:height="1.233cm" svg:x="12.867cm" svg:y="6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842cm" svg:height="0.765cm" svg:x="13.062cm" svg:y="6.7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</draw:page>
      <draw:page draw:name="page7" draw:style-name="dp1" draw:master-page-name="Default">
        <draw:g>
          <draw:line draw:style-name="gr59" draw:text-style-name="P44" draw:layer="layout" svg:x1="24.891cm" svg:y1="13.103cm" svg:x2="26.836cm" svg:y2="13.624cm">
            <text:p/>
          </draw:line>
          <draw:frame draw:style-name="gr56" draw:text-style-name="P7" draw:layer="layout" svg:width="10.305cm" svg:height="1.121cm" svg:x="10.482cm" svg:y="17.41cm">
            <draw:image xlink:href="Pictures/100002010000043300000075150A59AABA44AAB2.png" xlink:type="simple" xlink:show="embed" xlink:actuate="onLoad" loext:mime-type="image/png">
              <text:p/>
            </draw:image>
          </draw:frame>
          <draw:frame draw:style-name="gr56" draw:text-style-name="P7" draw:layer="layout" svg:width="9.4cm" svg:height="0.996cm" svg:x="15.671cm" svg:y="3.06cm">
            <draw:image xlink:href="Pictures/10000201000003CC00000067A1EF8B20201872D6.png" xlink:type="simple" xlink:show="embed" xlink:actuate="onLoad" loext:mime-type="image/png">
              <text:p/>
            </draw:image>
          </draw:frame>
          <draw:custom-shape draw:style-name="gr57" draw:text-style-name="P49" draw:layer="layout" svg:width="14.024cm" svg:height="10.075cm" svg:x="7.766cm" svg:y="5.57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7" draw:layer="layout" svg:width="1.196cm" svg:height="1.134cm" svg:x="9.633cm" svg:y="8.419cm">
            <draw:image xlink:href="Pictures/10000201000000610000005C3F19DBDBC3C6FB11.png" xlink:type="simple" xlink:show="embed" xlink:actuate="onLoad" loext:mime-type="image/png">
              <text:p/>
            </draw:image>
          </draw:frame>
          <draw:frame draw:style-name="gr56" draw:text-style-name="P7" draw:layer="layout" svg:width="0.798cm" svg:height="0.997cm" svg:x="9.675cm" svg:y="11.535cm">
            <draw:image xlink:href="Pictures/10000201000000480000005A3377EA2E0DA84786.png" xlink:type="simple" xlink:show="embed" xlink:actuate="onLoad" loext:mime-type="image/png">
              <text:p/>
            </draw:image>
          </draw:frame>
          <draw:connector draw:style-name="gr58" draw:text-style-name="P1" draw:layer="layout" draw:type="curve" svg:x1="12.961cm" svg:y1="13.524cm" svg:x2="13.839cm" svg:y2="16.77cm" draw:start-shape="id28" draw:start-glue-point="7" draw:end-shape="id29" draw:end-glue-point="1" svg:d="M12961 13524c0 1948 689 1623 1096 1948s532 1298-218 1298" svg:viewBox="0 0 1423 3247">
            <text:p/>
          </draw:connector>
          <draw:custom-shape draw:style-name="gr77" draw:text-style-name="P54" draw:layer="layout" svg:width="0.598cm" svg:height="1.396cm" draw:transform="rotate (-0.523598775598299) translate (13.251cm 12.079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331cm 11.549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638cm 11.72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943cm 11.901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9" draw:text-style-name="P44" draw:layer="layout" svg:x1="4.661cm" svg:y1="7.96cm" svg:x2="14.723cm" svg:y2="13.77cm">
            <text:p/>
          </draw:line>
          <draw:line draw:style-name="gr59" draw:text-style-name="P44" draw:layer="layout" svg:x1="9.251cm" svg:y1="10.647cm" svg:x2="14.724cm" svg:y2="7.488cm">
            <text:p/>
          </draw:line>
          <draw:custom-shape draw:style-name="gr77" draw:text-style-name="P54" draw:layer="layout" svg:width="0.598cm" svg:height="1.396cm" draw:transform="rotate (-0.523598775598299) translate (18.252cm 8.57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332cm 8.04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639cm 8.22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944cm 8.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9" draw:text-style-name="P44" draw:layer="layout" svg:x1="14.872cm" svg:y1="7.459cm" svg:x2="24.992cm" svg:y2="13.302cm">
            <text:p/>
          </draw:line>
          <draw:line draw:style-name="gr59" draw:text-style-name="P44" draw:layer="layout" svg:x1="14.893cm" svg:y1="13.769cm" svg:x2="25.824cm" svg:y2="7.457cm">
            <text:p/>
          </draw:line>
          <draw:custom-shape draw:style-name="gr60" draw:text-style-name="P50" draw:layer="layout" svg:width="9.76cm" svg:height="0.508cm" draw:transform="rotate (-1.5707963267949) translate (9.524cm 5.73cm)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50" draw:layer="layout" svg:width="9.76cm" svg:height="0.508cm" draw:transform="rotate (-1.5707963267949) translate (15.033cm 5.724cm)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50" draw:layer="layout" svg:width="9.76cm" svg:height="0.508cm" draw:transform="rotate (-1.5707963267949) translate (20.58cm 5.724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7" xml:id="id29" draw:id="id29" draw:layer="layout" svg:width="2.177cm" svg:height="1.421cm" svg:x="11.662cm" svg:y="16.06cm">
            <draw:image xlink:href="Pictures/1000020100000280000001A2401834828C72D74E.png" xlink:type="simple" xlink:show="embed" xlink:actuate="onLoad" loext:mime-type="image/png">
              <text:p/>
            </draw:image>
          </draw:frame>
          <draw:connector draw:style-name="gr58" draw:text-style-name="P1" draw:layer="layout" draw:type="curve" svg:x1="17.962cm" svg:y1="10.023cm" svg:x2="18.839cm" svg:y2="4.769cm" draw:start-shape="id30" draw:start-glue-point="7" draw:end-shape="id31" draw:end-glue-point="1" svg:d="M17962 10023c0 841 689 702 1096-822s531-4432-219-4432" svg:viewBox="0 0 1422 5768">
            <text:p/>
          </draw:connector>
          <draw:connector draw:style-name="gr58" draw:text-style-name="P1" draw:layer="layout" draw:type="curve" svg:x1="17.437cm" svg:y1="8.107cm" svg:x2="16.662cm" svg:y2="4.769cm" draw:start-shape="id32" draw:start-glue-point="4" draw:end-shape="id31" draw:end-glue-point="3" svg:d="M17437 8107c0-2016-638-1679-1019-2010s-506-1328 244-1328" svg:viewBox="0 0 1323 3339">
            <text:p/>
          </draw:connector>
          <draw:frame draw:style-name="gr56" draw:text-style-name="P7" xml:id="id31" draw:id="id31" draw:layer="layout" svg:width="2.177cm" svg:height="1.421cm" svg:x="16.662cm" svg:y="4.059cm">
            <draw:image xlink:href="Pictures/1000020100000280000001A2401834828C72D74E.png" xlink:type="simple" xlink:show="embed" xlink:actuate="onLoad" loext:mime-type="image/png">
              <text:p/>
            </draw:image>
          </draw:frame>
          <draw:custom-shape draw:style-name="gr78" draw:text-style-name="P52" draw:layer="layout" svg:width="6.429cm" svg:height="0.339cm" draw:transform="rotate (1.39626340159546) translate (10.561cm 13.4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53" draw:layer="layout" svg:width="4.071cm" svg:height="0.878cm" draw:transform="rotate (-0.523598775598299) translate (4.48cm 8.116cm)">
            <draw:text-box>
              <text:p><text:span text:style-name="T7">Neutron beam</text:span></text:p>
            </draw:text-box>
          </draw:frame>
          <draw:ellipse draw:style-name="gr7" draw:text-style-name="P6" xml:id="id33" draw:id="id33" draw:layer="layout" svg:width="2.482cm" svg:height="1.88cm" draw:transform="skewX (-0.00802851455917399) rotate (-2.61799387799149) translate (27.268cm 7.673cm)" draw:kind="cut" draw:start-angle="88.96" draw:end-angle="271.12">
            <text:p/>
          </draw:ellipse>
          <draw:connector draw:style-name="gr23" draw:text-style-name="P1" draw:layer="layout" draw:type="curve" svg:x1="26.791cm" svg:y1="6.863cm" svg:x2="28.195cm" svg:y2="5.591cm" draw:start-shape="id33" draw:start-glue-point="3" svg:d="M26791 6863c1504 0 803-1272 1404-1272" svg:viewBox="0 0 1405 1273">
            <text:p/>
          </draw:connector>
          <draw:ellipse draw:style-name="gr7" draw:text-style-name="P6" xml:id="id34" draw:id="id34" draw:layer="layout" svg:width="2.482cm" svg:height="1.88cm" draw:transform="skewX (0.00750491578357553) rotate (-0.261799387799149) translate (25.409cm 12.277cm)" draw:kind="cut" draw:start-angle="269.22" draw:end-angle="90.87">
            <text:p/>
          </draw:ellipse>
          <draw:connector draw:style-name="gr23" draw:text-style-name="P1" draw:layer="layout" draw:type="curve" svg:x1="27.556cm" svg:y1="13.826cm" svg:x2="28.754cm" svg:y2="15.321cm" draw:start-shape="id34" draw:start-glue-point="1" svg:d="M27556 13826c1294 0 696 1495 1198 1495" svg:viewBox="0 0 1199 1496">
            <text:p/>
          </draw:connector>
          <draw:custom-shape draw:style-name="gr65" draw:text-style-name="P5" draw:layer="layout" svg:width="1.887cm" svg:height="1.887cm" draw:transform="rotate (0.523598775598299) translate (4.481cm 5.72cm)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line draw:style-name="gr66" draw:text-style-name="P1" draw:layer="layout" svg:x1="3.808cm" svg:y1="7.498cm" svg:x2="5.352cm" svg:y2="8.39cm">
            <text:p/>
          </draw:line>
          <draw:custom-shape draw:style-name="gr67" draw:text-style-name="P47" draw:layer="layout" svg:width="0.581cm" svg:height="0.581cm" svg:x="4.642cm" svg:y="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45" draw:layer="layout" svg:width="0.119cm" svg:height="0.119cm" svg:x="4.873cm" svg:y="6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3" draw:layer="layout" svg:width="0.82cm" svg:height="0.962cm" svg:x="4.041cm" svg:y="5.969cm">
            <draw:text-box>
              <text:p>z</text:p>
            </draw:text-box>
          </draw:frame>
          <draw:frame draw:style-name="gr37" draw:text-style-name="P13" draw:layer="layout" svg:width="0.82cm" svg:height="0.962cm" svg:x="6.03cm" svg:y="6.191cm">
            <draw:text-box>
              <text:p>x</text:p>
            </draw:text-box>
          </draw:frame>
          <draw:frame draw:style-name="gr37" draw:text-style-name="P13" draw:layer="layout" svg:width="0.82cm" svg:height="0.962cm" svg:x="4.727cm" svg:y="4.283cm">
            <draw:text-box>
              <text:p>y</text:p>
            </draw:text-box>
          </draw:frame>
          <draw:frame draw:style-name="gr56" draw:text-style-name="P7" draw:layer="layout" svg:width="1.302cm" svg:height="0.941cm" draw:transform="rotate (-0.523598775598299) translate (6.561cm 7.519cm)">
            <draw:image xlink:href="Pictures/10000201000000E7000000A79D380716F5408373.png" xlink:type="simple" xlink:show="embed" xlink:actuate="onLoad" loext:mime-type="image/png">
              <text:p/>
            </draw:image>
          </draw:frame>
          <draw:g>
            <draw:custom-shape draw:style-name="gr75" draw:text-style-name="P46" draw:layer="layout" svg:width="1.233cm" svg:height="1.233cm" svg:x="11.765cm" svg:y="6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4" draw:text-style-name="P27" draw:layer="layout" svg:width="0.842cm" svg:height="0.765cm" svg:x="11.96cm" svg:y="6.58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  <text:p/>
              </draw:path>
            </draw:g>
          </draw:g>
          <draw:custom-shape draw:style-name="gr79" draw:text-style-name="P55" xml:id="id35" draw:id="id35" draw:layer="layout" svg:width="0.239cm" svg:height="1.396cm" draw:transform="rotate (-0.523598775598299) translate (12.332cm 11.54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2.639cm 11.726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2.945cm 11.902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3.25cm 12.07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xml:id="id28" draw:id="id28" draw:layer="layout" svg:width="0.239cm" svg:height="1.396cm" draw:transform="rotate (-0.523598775598299) translate (13.556cm 12.25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58" draw:text-style-name="P1" draw:layer="layout" draw:type="curve" svg:x1="12.436cm" svg:y1="11.608cm" svg:x2="11.662cm" svg:y2="16.77cm" draw:start-shape="id35" draw:start-glue-point="4" draw:end-shape="id29" draw:end-glue-point="3" svg:d="M12436 11608c0-841-653-702-1045 799s-524 4363 271 4363" svg:viewBox="0 0 1357 5677">
            <text:p/>
          </draw:connector>
          <draw:custom-shape draw:style-name="gr79" draw:text-style-name="P55" xml:id="id32" draw:id="id32" draw:layer="layout" svg:width="0.239cm" svg:height="1.396cm" draw:transform="rotate (-0.523598775598299) translate (17.333cm 8.047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7.64cm 8.22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7.946cm 8.401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8.251cm 8.577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xml:id="id30" draw:id="id30" draw:layer="layout" svg:width="0.239cm" svg:height="1.396cm" draw:transform="rotate (-0.523598775598299) translate (18.557cm 8.75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6" draw:text-style-name="P7" draw:layer="layout" svg:width="2.504cm" svg:height="0.951cm" draw:transform="rotate (-0.436332312998582) translate (22.773cm 13.163cm)">
            <draw:image xlink:href="Pictures/1000020100000263000000E8465617ED868428BD.png" xlink:type="simple" xlink:show="embed" xlink:actuate="onLoad" loext:mime-type="image/png">
              <text:p/>
            </draw:image>
          </draw:frame>
          <draw:frame draw:style-name="gr80" draw:text-style-name="P7" draw:layer="layout" svg:width="2.702cm" svg:height="1.737cm" draw:transform="rotate (-0.436332312998582) translate (23.432cm 11.417cm)">
            <draw:image xlink:href="Pictures/10000201000000800000005252763A0DB25F3897.png" xlink:type="simple" xlink:show="embed" xlink:actuate="onLoad" loext:mime-type="image/png">
              <text:p/>
            </draw:image>
          </draw:frame>
        </draw:g>
      </draw:page>
      <draw:page draw:name="page8" draw:style-name="dp1" draw:master-page-name="Default">
        <draw:frame draw:style-name="gr56" draw:text-style-name="P7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81" draw:text-style-name="P49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measurelines" svg:width="0.873cm" svg:height="0.99cm" svg:x="9.25cm" svg:y="10.369cm">
          <draw:image xlink:href="Pictures/1000020100000094000000A896AB646FAD92BA6F.png" xlink:type="simple" xlink:show="embed" xlink:actuate="onLoad" loext:mime-type="image/png">
            <text:p/>
          </draw:image>
        </draw:frame>
        <draw:line draw:style-name="gr59" draw:text-style-name="P44" draw:layer="layout" svg:x1="5.652cm" svg:y1="6.404cm" svg:x2="13.326cm" svg:y2="12.843cm">
          <text:p/>
        </draw:line>
        <draw:frame draw:style-name="gr56" draw:text-style-name="P7" draw:layer="measurelines" svg:width="0.822cm" svg:height="0.909cm" svg:x="9.475cm" svg:y="7.751cm">
          <draw:image xlink:href="Pictures/100002010000008D0000009C7112CC3835BDD77C.png" xlink:type="simple" xlink:show="embed" xlink:actuate="onLoad" loext:mime-type="image/png">
            <text:p/>
          </draw:image>
        </draw:frame>
        <draw:line draw:style-name="gr59" draw:text-style-name="P44" draw:layer="layout" svg:x1="8.736cm" svg:y1="9.053cm" svg:x2="18.39cm" svg:y2="9.053cm">
          <text:p/>
        </draw:line>
        <draw:line draw:style-name="gr59" draw:text-style-name="P44" draw:layer="layout" svg:x1="13.326cm" svg:y1="12.737cm" svg:x2="26.237cm" svg:y2="12.737cm">
          <text:p/>
        </draw:line>
        <draw:line draw:style-name="gr59" draw:text-style-name="P44" draw:layer="layout" svg:x1="18.39cm" svg:y1="9.054cm" svg:x2="27.064cm" svg:y2="16.331cm">
          <text:p/>
        </draw:line>
        <draw:custom-shape draw:style-name="gr60" draw:text-style-name="P50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82" draw:text-style-name="P53" draw:layer="layout" svg:width="4.071cm" svg:height="1.505cm" draw:transform="rotate (-0.698131700797732) translate (6.248cm 7.164cm)">
          <draw:text-box>
            <text:p><text:span text:style-name="T7">Neutron</text:span></text:p>
            <text:p><text:span text:style-name="T7">beam</text:span></text:p>
          </draw:text-box>
        </draw:frame>
        <draw:ellipse draw:style-name="gr7" draw:text-style-name="P6" xml:id="id36" draw:id="id36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23" draw:text-style-name="P1" draw:layer="layout" draw:type="curve" svg:x1="27.241cm" svg:y1="12.737cm" svg:x2="28.172cm" svg:y2="11.117cm" draw:start-shape="id36" draw:start-glue-point="3" svg:d="M27241 12737c1074 0 609-1620 931-1620" svg:viewBox="0 0 932 1621">
          <text:p/>
        </draw:connector>
        <draw:ellipse draw:style-name="gr7" draw:text-style-name="P6" xml:id="id37" draw:id="id37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23" draw:text-style-name="P1" draw:layer="layout" draw:type="curve" svg:x1="27.206cm" svg:y1="16.454cm" svg:x2="28.815cm" svg:y2="17.595cm" draw:start-shape="id37" draw:start-glue-point="1" svg:d="M27206 16454c1716 0 912 1141 1609 1141" svg:viewBox="0 0 1610 1142">
          <text:p/>
        </draw:connector>
        <draw:custom-shape draw:style-name="gr65" draw:text-style-name="P5" draw:layer="layout" svg:width="1.887cm" svg:height="1.887cm" draw:transform="rotate (0.698131700797732) translate (5.188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5.012cm" svg:y1="5.84cm" svg:x2="6.378cm" svg:y2="6.986cm">
          <text:p/>
        </draw:line>
        <draw:custom-shape draw:style-name="gr67" draw:text-style-name="P47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4.642cm" svg:y="4.58cm">
          <draw:text-box>
            <text:p>z</text:p>
          </draw:text-box>
        </draw:frame>
        <draw:frame draw:style-name="gr37" draw:text-style-name="P13" draw:layer="layout" svg:width="0.82cm" svg:height="0.962cm" svg:x="6.631cm" svg:y="5.302cm">
          <draw:text-box>
            <text:p>x</text:p>
          </draw:text-box>
        </draw:frame>
        <draw:frame draw:style-name="gr37" draw:text-style-name="P13" draw:layer="layout" svg:width="0.82cm" svg:height="0.962cm" svg:x="5.928cm" svg:y="3.194cm">
          <draw:text-box>
            <text:p>y</text:p>
          </draw:text-box>
        </draw:frame>
        <draw:custom-shape draw:style-name="gr83" draw:text-style-name="P50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50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58" draw:text-style-name="P1" draw:layer="layout" draw:type="curve" draw:line-skew="-0.311cm" svg:x1="19.204cm" svg:y1="12.761cm" svg:x2="18.96cm" svg:y2="16.62cm" draw:start-shape="id38" draw:start-glue-point="1" draw:end-shape="id39" draw:end-glue-point="1" svg:d="M19204 12761c444 0 566 3859-244 3859" svg:viewBox="0 0 594 3860">
          <text:p/>
        </draw:connector>
        <draw:connector draw:style-name="gr58" draw:text-style-name="P1" draw:layer="layout" draw:type="curve" draw:line-skew="0.624cm" svg:x1="14.124cm" svg:y1="12.761cm" svg:x2="16.783cm" svg:y2="16.62cm" draw:start-shape="id38" draw:start-glue-point="3" draw:end-shape="id39" draw:end-glue-point="3" svg:d="M14124 12761c27 0-1302 3859 2659 3859" svg:viewBox="0 0 2853 3860">
          <text:p/>
        </draw:connector>
        <draw:connector draw:style-name="gr58" draw:text-style-name="P1" draw:layer="layout" draw:type="curve" draw:line-skew="-0.666cm" svg:x1="17.389cm" svg:y1="9.025cm" svg:x2="14.73cm" svg:y2="5.034cm" draw:start-shape="id40" draw:start-glue-point="1" draw:end-shape="id41" draw:end-glue-point="1" svg:d="M17389 9025c-88 0 1241-3991-2659-3991" svg:viewBox="0 0 2809 3992">
          <text:p/>
        </draw:connector>
        <draw:custom-shape draw:style-name="gr62" draw:text-style-name="P5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1" draw:layer="layout" draw:type="curve" draw:line-skew="0.282cm" svg:x1="12.309cm" svg:y1="9.025cm" svg:x2="12.553cm" svg:y2="5.034cm" draw:start-shape="id40" draw:start-glue-point="3" draw:end-shape="id41" draw:end-glue-point="3" svg:d="M12309 9025c-486 0-608-3991 244-3991" svg:viewBox="0 0 626 3992">
          <text:p/>
        </draw:connector>
        <draw:g>
          <draw:frame draw:style-name="gr56" draw:text-style-name="P7" xml:id="id39" draw:id="id39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56" draw:text-style-name="P7" xml:id="id41" draw:id="id41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84" draw:text-style-name="P7" xml:id="id38" draw:id="id38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7" xml:id="id40" draw:id="id40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5" draw:text-style-name="P46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56" draw:text-style-name="P7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custom-shape draw:style-name="gr85" draw:text-style-name="P5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  <draw:frame draw:style-name="gr74" draw:text-style-name="P57" draw:layer="measurelines" svg:width="2.513cm" svg:height="0.806cm" draw:transform="rotate (-1.5707963267949) translate (20.992cm 12.872cm)">
          <draw:text-box>
            <text:p><text:span text:style-name="T8">Absorb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2010000016100000295BAFE577E0D8280F8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1575" draw:display-name="Transparency 1575" draw:style="linear" draw:start="100%" draw:end="45%" draw:angle="2700" draw:border="5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3-12-18T14:05:56.541101418</dc:date>
    <meta:editing-duration>P1DT21H23M55S</meta:editing-duration>
    <meta:editing-cycles>79</meta:editing-cycles>
    <meta:generator>LibreOffice/6.4.7.2$Linux_X86_64 LibreOffice_project/40$Build-2</meta:generator>
    <meta:document-statistic meta:object-count="432"/>
  </office:meta>
</office:document-meta>
</file>

<file path=Object 1/content.xml><?xml version="1.0" encoding="utf-8"?>
<math xmlns="http://www.w3.org/1998/Math/MathML" display="block"/>
</file>